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65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921cm" fo:break-before="auto" style:use-optimal-row-height="true"/>
    </style:style>
    <style:style style:name="ro5" style:family="table-row">
      <style:table-row-properties style:row-height="1.579cm" fo:break-before="auto" style:use-optimal-row-height="tru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2-14_09-40-47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2-14_12-05-11_000.jpg</text:p>
          </table:table-cell>
          <table:table-cell office:value-type="string">
            <text:p>:m 1-4*8 RES / 245 / 『相対性理論』　メラー　永田恒夫、伊藤大介、訳 / p.102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12-14_12-05-38_000.jpg</text:p>
          </table:table-cell>
          <table:table-cell office:value-type="string">
            <text:p>:m 5-8*8 RES / 245 / 『相対性理論』　メラー　永田恒夫、伊藤大介、訳 / p.102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2-14_12-06-11_000.jpg</text:p>
          </table:table-cell>
          <table:table-cell office:value-type="string">
            <text:p>:diary / diary / 20181214 / (K,C,P,R,)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9.14 E-139-34-49.32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2-14_12-28-15_000.png</text:p>
          </table:table-cell>
          <table:table-cell office:value-type="string">
            <text:p>:m 読みたい本 / 『プルーストとイカ－読書は脳をどのように変えるのか？－』 / 著者=メアリアン・ウルフ　小松淳子、訳</text:p>
          </table:table-cell>
          <table:table-cell table:number-columns-repeated="5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12-14_13-07-01_000.png</text:p>
          </table:table-cell>
          <table:table-cell office:value-type="string">
            <text:p>:m 読みたい本 / 『アナタはなぜチェックリストを使わないのか？』 / 著者=アトゥール・ガワンデ　吉田竜、訳</text:p>
          </table:table-cell>
          <table:table-cell table:number-columns-repeated="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2-14_13-08-02_000.png</text:p>
          </table:table-cell>
          <table:table-cell office:value-type="string">
            <text:p>:m 読みたい本 / 『解決のための交通事故チェックリスト』 / 著者=宮尾一郎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12-14_13-14-54_000.png</text:p>
          </table:table-cell>
          <table:table-cell office:value-type="string">
            <text:p>:m 読みたい本 / 『医者は現場でどう考えるか』 / 著者=ジェローム・グループマン　美沢恵子、訳</text:p>
          </table:table-cell>
          <table:table-cell table:number-columns-repeated="5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8-12-14_13-32-39_000.png</text:p>
          </table:table-cell>
          <table:table-cell office:value-type="string">
            <text:p>:m 読みたい本 / 『世界でもっとも強力な９のアルゴリズム』 / 著者=ジョン・マコーミック　長尾高弘、訳</text:p>
          </table:table-cell>
          <table:table-cell table:number-columns-repeated="5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2018-12-14_13-57-18_000.png</text:p>
          </table:table-cell>
          <table:table-cell office:value-type="string">
            <text:p>:m 読みたい本 / 『クリプトノミコン　１　チューリング』 / 著者=ニール・スティーヴンスン　中原尚哉、訳</text:p>
          </table:table-cell>
          <table:table-cell table:number-columns-repeated="5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8-12-14_13-58-34_000.png</text:p>
          </table:table-cell>
          <table:table-cell office:value-type="string">
            <text:p>:m 読みたい本 / 『万能コンピュータ－ライプニッツからチューリングへの道すじ』 / 著者=マーティン・デイヴィス　沼田寛、訳</text:p>
          </table:table-cell>
          <table:table-cell table:number-columns-repeated="5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8-12-14_14-04-08_000.png</text:p>
          </table:table-cell>
          <table:table-cell office:value-type="string">
            <text:p>:m 読みたい本 / 『ブラック・スワン』 / 著者=ナシーム・ニコラス・タレブ　望月衛</text:p>
          </table:table-cell>
          <table:table-cell table:number-columns-repeated="5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2018-12-14_14-08-07_000.png</text:p>
          </table:table-cell>
          <table:table-cell office:value-type="string">
            <text:p>:m 読みたい本 / 『ビッグデータの正体』 / 著者=ビクター・マイヤー＝ショーンベルガー、ケネス・クキエ　斎藤栄一郎、訳</text:p>
          </table:table-cell>
          <table:table-cell table:number-columns-repeated="5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8-12-14_14-13-02_000.png</text:p>
          </table:table-cell>
          <table:table-cell office:value-type="string">
            <text:p>:m 読みたい本 / 『現代人の思想　１６　政治的人間』 / 著者=オークショット、他　永井陽之助、編集、解説</text:p>
          </table:table-cell>
          <table:table-cell table:number-columns-repeated="5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2018-12-14_14-16-02_000.png</text:p>
          </table:table-cell>
          <table:table-cell office:value-type="string">
            <text:p>:m 読みたい本 / 『希少性と欲望の近代－豊かさのパラドックス－』 / 著者=N.クセノス　北村和夫、北村三子、訳</text:p>
          </table:table-cell>
          <table:table-cell table:number-columns-repeated="5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8-12-14_14-27-18_000.png</text:p>
          </table:table-cell>
          <table:table-cell office:value-type="string">
            <text:p>:m 読みたい本 / 『自力整体脱力法』 / 著者=矢上裕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8-12-14_14-44-33_000.jpg</text:p>
          </table:table-cell>
          <table:table-cell table:style-name="Default" office:value-type="string">
            <text:p>:m 食べた物　間食 / こんにゃく、切干、ひじき　魚</text:p>
          </table:table-cell>
          <table:table-cell table:number-columns-repeated="5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2018-12-14_14-57-26_000.png</text:p>
          </table:table-cell>
          <table:table-cell office:value-type="string">
            <text:p>:m 読みたい本 / 『世界幻想文学大系　４５』 / 著者=紀田順一郎、荒俣宏、責任編集　ジョルダーノ・ブルーノ、他</text:p>
          </table:table-cell>
          <table:table-cell table:number-columns-repeated="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8-12-14_17-46-46_000.jpg</text:p>
          </table:table-cell>
          <table:table-cell office:value-type="string">
            <text:p>:m 食べた物　間食 / ヨーグルト / +=お菓子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8-12-14_20-09-27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8-12-14_22-34-17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8-12-15_05-53-42_000.jpg</text:p>
          </table:table-cell>
          <table:table-cell table:style-name="Default" office:value-type="string">
            <text:p>:m :PHOTO 起きた時刻 / 20181215</text:p>
          </table:table-cell>
          <table:table-cell table:number-columns-repeated="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018-12-15_06-08-03_000.jpg</text:p>
          </table:table-cell>
          <table:table-cell office:value-type="string">
            <text:p>:m 食べた物　間食 / ヨーグルト / </text:p>
          </table:table-cell>
          <table:table-cell table:number-columns-repeated="5"/>
        </table:table-row>
        <table:table-row table:style-name="ro8" table:number-rows-repeated="3">
          <table:table-cell table:number-columns-repeated="8"/>
        </table:table-row>
        <table:table-row table:style-name="ro8" table:number-rows-repeated="6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8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 table:number-rows-repeated="5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 table:number-rows-repeated="3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 table:number-rows-repeated="18"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8" table:number-rows-repeated="4">
          <table:table-cell table:number-columns-repeated="2"/>
          <table:table-cell table:style-name="ce4"/>
          <table:table-cell table:number-columns-repeated="5"/>
        </table:table-row>
        <table:table-row table:style-name="ro8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 office:value-type="float" office:value="23">
            <text:p>23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 office:value-type="float" office:value="24">
            <text:p>24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number-columns-repeated="2"/>
          <table:table-cell table:style-name="ce1"/>
          <table:table-cell table:number-columns-repeated="5"/>
        </table:table-row>
        <table:table-row table:style-name="ro8" table:number-rows-repeated="4"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24]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table:style-name="ce1" office:value-type="string">
            <text:p>-*</text:p>
          </table:table-cell>
          <table:table-cell table:style-name="ce1" table:formula="of:=COUNTIF([.$C$2:.$C24];&quot;-\*&quot;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table:style-name="ce1" office:value-type="string">
            <text:p>total</text:p>
          </table:table-cell>
          <table:table-cell table:style-name="ce1" table:formula="of:=COUNTA([.$B$2:.$B24])" office:value-type="float" office:value="23">
            <text:p>23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24];XXX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24];XXX_music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24];[.B244]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office:value-type="string">
            <text:p>=IF(E2="";C2;CONCATENATE(C2;" / ";E2))</text:p>
          </table:table-cell>
          <table:table-cell table:style-name="Default"/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 table:number-columns-repeated="5"/>
        </table:table-row>
        <table:table-row table:style-name="ro9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:PHOTO 起きた時刻 / 20181214</text:p>
          </table:table-cell>
          <table:table-cell table:style-name="Default"/>
          <table:table-cell table:number-columns-repeated="5"/>
        </table:table-row>
        <table:table-row table:style-name="ro8">
          <table:table-cell office:value-type="string">
            <text:p>*</text:p>
          </table:table-cell>
          <table:table-cell table:style-name="ce4" office:value-type="string">
            <text:p>:m :PHOTO 寝た時刻 / 20181102 </text:p>
          </table:table-cell>
          <table:table-cell table:style-name="Default"/>
          <table:table-cell table:number-columns-repeated="5"/>
        </table:table-row>
        <table:table-row table:style-name="ro8">
          <table:table-cell/>
          <table:table-cell office:value-type="string">
            <text:p>:diary / 2018112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 table:number-columns-repeated="5"/>
        </table:table-row>
        <table:table-row table:style-name="ro8">
          <table:table-cell/>
          <table:table-cell office:value-type="string">
            <text:p>:diary / notes / 20181130 / (K,C,R,P,)</text:p>
          </table:table-cell>
          <table:table-cell table:style-name="Default"/>
          <table:table-cell table:number-columns-repeated="5"/>
        </table:table-row>
        <table:table-row table:style-name="ro8">
          <table:table-cell/>
          <table:table-cell office:value-type="string">
            <text:p>:diary / diary / 20181206 / (K,C,P,R,)</text:p>
          </table:table-cell>
          <table:table-cell table:style-name="Default"/>
          <table:table-cell table:number-columns-repeated="5"/>
        </table:table-row>
        <table:table-row table:style-name="ro8">
          <table:table-cell office:value-type="string">
            <text:p>*</text:p>
          </table:table-cell>
          <table:table-cell table:style-name="ce4"/>
          <table:table-cell table:style-name="Default"/>
          <table:table-cell table:number-columns-repeated="5"/>
        </table:table-row>
        <table:table-row table:style-name="ro3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 table:number-columns-repeated="5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2018/12/15</text:date>, <text:time>07:11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15T07:11:29.41</dc:date>
    <dc:creator>iwabuchi ken</dc:creator>
    <meta:editing-duration>P6DT1H36M15S</meta:editing-duration>
    <meta:editing-cycles>2326</meta:editing-cycles>
    <meta:document-statistic meta:table-count="1" meta:cell-count="111" meta:object-count="0"/>
  </office:meta>
</office:document-meta>
</file>